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200000010000181500001DAA6070A141.svg" manifest:media-type="image/svg+xml"/>
  <manifest:file-entry manifest:full-path="Pictures/100002010000009400000100B7E6C511.png" manifest:media-type="image/png"/>
  <manifest:file-entry manifest:full-path="Pictures/10000201000000F400000202F7ADB9B7.png" manifest:media-type="image/png"/>
  <manifest:file-entry manifest:full-path="Pictures/10000201000000F20000007CA6FAC35E.png" manifest:media-type="image/png"/>
  <manifest:file-entry manifest:full-path="Pictures/10000201000000A00000006BA0C5FFB9.png" manifest:media-type="image/png"/>
  <manifest:file-entry manifest:full-path="Pictures/1000000000000080000000808321FFAF.png" manifest:media-type="image/png"/>
  <manifest:file-entry manifest:full-path="Pictures/100002010000009F0000008D5BE8F986.png" manifest:media-type="image/png"/>
  <manifest:file-entry manifest:full-path="Pictures/100000000000008000000080B407A26F.png" manifest:media-type="image/png"/>
  <manifest:file-entry manifest:full-path="Pictures/10000201000000940000010022F72CE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0.593cm" fo:min-width="2.977cm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min-height="0.892cm" fo:min-width="1.869cm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solid" svg:stroke-width="0.071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right" draw:textarea-vertical-align="top" draw:auto-grow-height="true" fo:min-height="5.212cm" fo:min-width="0.763cm" fo:padding-top="0.13cm" fo:padding-bottom="0.13cm" fo:padding-left="0.25cm" fo:padding-right="0.25cm" fo:wrap-option="no-wrap"/>
      <style:paragraph-properties style:writing-mode="tb-rl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0.9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text-indent="0cm" style:punctuation-wrap="hanging" style:line-break="strict"/>
    </style:style>
    <style:style style:name="P3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text-indent="0cm" style:punctuation-wrap="hanging" style:line-break="strict" style:writing-mode="tb-rl"/>
    </style:style>
    <style:style style:name="P6" style:family="paragraph">
      <style:paragraph-properties fo:margin-left="0cm" fo:margin-right="0cm" fo:text-indent="0cm" style:punctuation-wrap="hanging" style:line-break="strict" style:writing-mode="tb-rl" style:font-independent-line-spacing="true"/>
    </style:style>
    <style:style style:name="P7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000000" fo:font-size="14pt" fo:language="es" fo:country="ES" style:font-family-asian="'Lucida Sans Unicode'" style:font-family-generic-asian="swiss" style:font-pitch-asian="variable" style:font-size-asian="14pt" style:font-family-complex="'Lucida Sans Unicode'" style:font-family-generic-complex="swiss" style:font-pitch-complex="variable" style:font-size-complex="14pt"/>
    </style:style>
    <style:style style:name="T2" style:family="text">
      <style:text-properties fo:color="#000000" fo:language="es" fo:country="ES" style:font-family-asian="'Lucida Sans Unicode'" style:font-family-generic-asian="swiss" style:font-pitch-asian="variable" style:font-family-complex="'Lucida Sans Unicode'" style:font-family-generic-complex="swiss" style:font-pitch-complex="variable"/>
    </style:style>
    <style:style style:name="T3" style:family="text">
      <style:text-properties fo:color="#ffffff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name="2 Imagen" draw:style-name="gr1" draw:text-style-name="P1" draw:layer="layout" svg:width="2.584cm" svg:height="2.584cm" svg:x="5.36cm" svg:y="15.583cm">
            <draw:image xlink:href="Pictures/1000000000000080000000808321FFAF.png" xlink:type="simple" xlink:show="embed" xlink:actuate="onLoad">
              <text:p/>
            </draw:image>
          </draw:frame>
          <draw:frame draw:name="3 Imagen" draw:style-name="gr1" draw:text-style-name="P1" draw:layer="layout" svg:width="2.597cm" svg:height="2.597cm" svg:x="1.56cm" svg:y="15.567cm">
            <draw:image xlink:href="Pictures/100000000000008000000080B407A26F.png" xlink:type="simple" xlink:show="embed" xlink:actuate="onLoad">
              <text:p/>
            </draw:image>
          </draw:frame>
          <draw:g draw:name="6 Grupo">
            <draw:frame draw:name="4 Imagen" draw:style-name="gr1" draw:text-style-name="P1" draw:layer="layout" svg:width="1.715cm" svg:height="1.146cm" svg:x="3.764cm" svg:y="15.621cm">
              <draw:image xlink:href="Pictures/10000201000000A00000006BA0C5FFB9.png" xlink:type="simple" xlink:show="embed" xlink:actuate="onLoad">
                <text:p/>
              </draw:image>
            </draw:frame>
            <draw:custom-shape draw:name="5 CuadroTexto" draw:style-name="gr2" draw:text-style-name="P3" draw:layer="layout" svg:width="3.477cm" svg:height="0.853cm" svg:x="2.883cm" svg:y="14.823cm">
              <text:list text:style-name="L1">
                <text:list-header>
                  <text:p text:style-name="P2"><text:span text:style-name="T1">X.509 Cer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frame draw:name="7 Imagen" draw:style-name="gr1" draw:text-style-name="P1" draw:layer="layout" svg:width="3.001cm" svg:height="2.471cm" svg:x="2.644cm" svg:y="12.123cm">
          <draw:image xlink:href="Pictures/100002010000009F0000008D5BE8F986.png" xlink:type="simple" xlink:show="embed" xlink:actuate="onLoad">
            <text:p/>
          </draw:image>
        </draw:frame>
        <draw:custom-shape draw:name="8 CuadroTexto" draw:style-name="gr3" draw:text-style-name="P3" draw:layer="layout" svg:width="2.369cm" svg:height="1.152cm" svg:x="1.975cm" svg:y="11.671cm">
          <text:list text:style-name="L1">
            <text:list-header>
              <text:p text:style-name="P2"><text:span text:style-name="T2">U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18 Rectángulo redondeado" draw:style-name="gr4" draw:text-style-name="P4" draw:layer="layout" svg:width="5.243cm" svg:height="8cm" svg:x="21.944cm" svg:y="2.3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19 Flecha izquierda y derecha" draw:style-name="gr1" draw:text-style-name="P1" draw:layer="layout" svg:width="2.685cm" svg:height="1.199cm" svg:x="19.346cm" svg:y="5.988cm">
          <draw:image xlink:href="Pictures/10000201000000F20000007CA6FAC35E.png" xlink:type="simple" xlink:show="embed" xlink:actuate="onLoad">
            <text:p/>
          </draw:image>
        </draw:frame>
        <draw:custom-shape draw:name="20 CuadroTexto" draw:style-name="gr5" draw:text-style-name="P6" draw:layer="layout" svg:width="1.263cm" svg:height="5.472cm" svg:x="21.975cm" svg:y="2.744cm">
          <text:list text:style-name="L1">
            <text:list-header>
              <text:p text:style-name="P5"><text:span text:style-name="T2">OpenNebul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18 Rectángulo redondeado" draw:style-name="gr4" draw:text-style-name="P4" draw:layer="layout" svg:width="5.243cm" svg:height="8cm" svg:x="21.926cm" svg:y="11.2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15 Rectángulo redondeado" draw:style-name="gr1" draw:text-style-name="P1" draw:layer="layout" svg:width="2.7cm" svg:height="2.056cm" svg:x="23.644cm" svg:y="11.61cm">
          <draw:image xlink:href="Pictures/10000201000000940000010022F72CEE.png" xlink:type="simple" xlink:show="embed" xlink:actuate="onLoad">
            <text:p/>
          </draw:image>
        </draw:frame>
        <draw:frame draw:name="17 Rectángulo redondeado" draw:style-name="gr1" draw:text-style-name="P1" draw:layer="layout" svg:width="2.6cm" svg:height="1.98cm" svg:x="23.744cm" svg:y="16.464cm">
          <draw:image xlink:href="Pictures/100002010000009400000100B7E6C511.png" xlink:type="simple" xlink:show="embed" xlink:actuate="onLoad">
            <text:p/>
          </draw:image>
        </draw:frame>
        <draw:frame draw:name="19 Flecha izquierda y derecha" draw:style-name="gr1" draw:text-style-name="P1" draw:layer="layout" svg:width="2.685cm" svg:height="1.199cm" svg:x="19.369cm" svg:y="14.84cm">
          <draw:image xlink:href="Pictures/10000201000000F20000007CA6FAC35E.png" xlink:type="simple" xlink:show="embed" xlink:actuate="onLoad">
            <text:p/>
          </draw:image>
        </draw:frame>
        <draw:custom-shape draw:name="20 CuadroTexto" draw:style-name="gr5" draw:text-style-name="P6" draw:layer="layout" svg:width="1.263cm" svg:height="5.472cm" svg:x="21.8cm" svg:y="11.696cm">
          <text:list text:style-name="L1">
            <text:list-header>
              <text:p text:style-name="P5"><text:span text:style-name="T2">OpenNebul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13 Rectángulo redondeado" draw:style-name="gr1" draw:text-style-name="P1" draw:layer="layout" svg:width="2.469cm" svg:height="6.337cm" svg:x="16.475cm" svg:y="2.887cm">
          <draw:image xlink:href="Pictures/10000201000000F400000202F7ADB9B7.png" xlink:type="simple" xlink:show="embed" xlink:actuate="onLoad">
            <text:p/>
          </draw:image>
        </draw:frame>
        <draw:frame draw:name="13 Rectángulo redondeado" draw:style-name="gr1" draw:text-style-name="P1" draw:layer="layout" svg:width="2.469cm" svg:height="6.337cm" svg:x="16.475cm" svg:y="11.823cm">
          <draw:image xlink:href="Pictures/10000201000000F400000202F7ADB9B7.png" xlink:type="simple" xlink:show="embed" xlink:actuate="onLoad">
            <text:p/>
          </draw:image>
        </draw:frame>
        <draw:g>
          <draw:frame draw:style-name="gr6" draw:text-style-name="P7" draw:layer="layout" svg:width="2.8cm" svg:height="3.284cm" svg:x="2.944cm" svg:y="2.823cm">
            <draw:image xlink:href="Pictures/200000010000181500001DAA6070A141.svg" xlink:type="simple" xlink:show="embed" xlink:actuate="onLoad">
              <text:p/>
            </draw:image>
          </draw:frame>
          <draw:frame draw:style-name="gr7" draw:layer="layout" svg:width="2.45cm" svg:height="0.962cm" svg:x="2.944cm" svg:y="6.107cm">
            <draw:text-box>
              <text:p>VOMS</text:p>
            </draw:text-box>
          </draw:frame>
        </draw:g>
        <draw:custom-shape draw:style-name="gr8" draw:text-style-name="P9" draw:layer="layout" svg:width="3cm" svg:height="1.2cm" svg:x="15.944cm" svg:y="6.287cm">
          <text:p text:style-name="P8"><text:span text:style-name="T3">OpenNebula</text:span></text:p>
          <text:p text:style-name="P8"><text:span text:style-name="T3">Implementation</text:span></text:p>
          <draw:enhanced-geometry svg:viewBox="0 0 21600 21600" draw:extrusion="true" draw:extrusion-depth="1cm 0" draw:extrusion-first-light-direction="(-50000 -50000 10000)" draw:extrusion-second-light-direction="(50000 0 10000)" dr3d:shade-mode="flat" draw:extrusion-metal="true" draw:extrusion-specularity="122%" draw:extrusion-diffusion="122%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3cm" svg:height="1.2cm" svg:x="15.944cm" svg:y="15.223cm">
          <text:p text:style-name="P8"><text:span text:style-name="T3">OpenNebula</text:span></text:p>
          <text:p text:style-name="P8"><text:span text:style-name="T3">Implementation</text:span></text:p>
          <draw:enhanced-geometry svg:viewBox="0 0 21600 21600" draw:extrusion="true" draw:extrusion-depth="1cm 0" draw:extrusion-first-light-direction="(-50000 -50000 10000)" draw:extrusion-second-light-direction="(50000 0 10000)" dr3d:shade-mode="flat" draw:extrusion-metal="true" draw:extrusion-specularity="122%" draw:extrusion-diffusion="122%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1.1cm" svg:height="4cm" svg:x="3.444cm" svg:y="7.12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8" draw:layer="layout" svg:width="7.3cm" svg:height="1cm" draw:transform="rotate (-0.200014732278549) translate (7.543cm 12.693cm)">
          <text:p text:style-name="P9"><text:span text:style-name="T4">rOCCI API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9" draw:layer="layout" svg:width="8.281cm" svg:height="1cm" draw:transform="rotate (0.463733982254893) translate (7.168cm 11.788cm)">
          <text:p text:style-name="P9"><text:span text:style-name="T4">rOCCI API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layer="layout" svg:width="0.6cm" svg:height="1.15cm" svg:x="16.744cm" svg:y="14.123cm">
          <draw:text-box>
            <text:p>r</text:p>
          </draw:text-box>
        </draw:frame>
        <draw:frame draw:style-name="gr9" draw:layer="layout" svg:width="0.6cm" svg:height="1.15cm" svg:x="16.744cm" svg:y="5.173cm">
          <draw:text-box>
            <text:p>r</text:p>
          </draw:text-box>
        </draw:frame>
        <draw:custom-shape draw:style-name="gr10" draw:text-style-name="P8" draw:layer="layout" svg:width="0.4cm" svg:height="0.4cm" svg:x="24.744cm" svg:y="13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4cm" svg:height="0.4cm" svg:x="24.744cm" svg:y="14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4cm" svg:height="0.4cm" svg:x="24.744cm" svg:y="1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15 Rectángulo redondeado" draw:style-name="gr1" draw:text-style-name="P1" draw:layer="layout" svg:width="2.7cm" svg:height="2.056cm" svg:x="23.544cm" svg:y="2.789cm">
          <draw:image xlink:href="Pictures/10000201000000940000010022F72CEE.png" xlink:type="simple" xlink:show="embed" xlink:actuate="onLoad">
            <text:p/>
          </draw:image>
        </draw:frame>
        <draw:frame draw:name="17 Rectángulo redondeado" draw:style-name="gr1" draw:text-style-name="P1" draw:layer="layout" svg:width="2.6cm" svg:height="1.98cm" svg:x="23.644cm" svg:y="7.643cm">
          <draw:image xlink:href="Pictures/100002010000009400000100B7E6C511.png" xlink:type="simple" xlink:show="embed" xlink:actuate="onLoad">
            <text:p/>
          </draw:image>
        </draw:frame>
        <draw:custom-shape draw:style-name="gr10" draw:text-style-name="P8" draw:layer="layout" svg:width="0.4cm" svg:height="0.4cm" svg:x="24.644cm" svg:y="5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4cm" svg:height="0.4cm" svg:x="24.644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4cm" svg:height="0.4cm" svg:x="24.644cm" svg:y="6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12.7cm" svg:height="8.4cm" svg:x="15.244cm" svg:y="2.1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2.7cm" svg:height="8.4cm" svg:x="15.544cm" svg:y="11.0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Álvaro García</meta:initial-creator>
    <meta:creation-date>2012-09-05T14:49:49</meta:creation-date>
    <dc:date>2013-06-12T10:21:08</dc:date>
    <meta:editing-duration>PT5M20S</meta:editing-duration>
    <meta:editing-cycles>7</meta:editing-cycles>
    <meta:generator>LibreOffice/3.5$Linux_X86_64 LibreOffice_project/350m1$Build-2</meta:generator>
    <dc:creator>Javier Cacheiro</dc:creator>
    <meta:document-statistic meta:object-count="38"/>
  </office:meta>
</office:document-meta>
</file>